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fo:language="en" fo:country="GB" style:text-underline-style="solid" style:text-underline-width="auto" style:text-underline-color="font-color" fo:font-weight="bold" officeooo:rsid="0002a9d3" officeooo:paragraph-rsid="000a9e2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font-name="Times New Roman" fo:font-size="15pt" fo:language="en" fo:country="GB" style:text-underline-style="solid" style:text-underline-width="auto" style:text-underline-color="font-color" fo:font-weight="bold" officeooo:rsid="0002fac3" officeooo:paragraph-rsid="0002fac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1pt" fo:language="en" fo:country="GB" style:text-underline-style="none" fo:font-weight="normal" officeooo:rsid="0002a9d3" officeooo:paragraph-rsid="000a9e2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40c6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5630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704a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765e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93c3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b4c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ce27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style:font-name="Times New Roman" fo:font-size="11pt" fo:language="en" fo:country="GB" style:text-underline-style="none" fo:font-weight="normal" officeooo:rsid="00040c6e" officeooo:paragraph-rsid="000dfcd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style:font-name="Times New Roman" fo:font-size="11pt" fo:language="en" fo:country="GB" style:text-underline-style="none" fo:font-weight="normal" officeooo:rsid="00056301" officeooo:paragraph-rsid="0005630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style:font-name="Times New Roman" fo:font-size="11pt" fo:language="en" fo:country="GB" style:text-underline-style="none" fo:font-weight="normal" officeooo:rsid="00056301" officeooo:paragraph-rsid="000704a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style:font-name="Times New Roman" fo:font-size="11pt" fo:language="en" fo:country="GB" style:text-underline-style="none" fo:font-weight="normal" officeooo:rsid="000704a0" officeooo:paragraph-rsid="000704a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style:font-name="Times New Roman" fo:font-size="11pt" fo:language="en" fo:country="GB" style:text-underline-style="none" fo:font-weight="normal" officeooo:rsid="000704a0" officeooo:paragraph-rsid="0008402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style:font-name="Times New Roman" fo:font-size="11pt" fo:language="en" fo:country="GB" style:text-underline-style="none" fo:font-weight="normal" officeooo:rsid="000704a0" officeooo:paragraph-rsid="00093c3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text-properties style:font-name="Times New Roman" fo:font-size="11pt" fo:language="en" fo:country="GB" style:text-underline-style="none" fo:font-weight="normal" officeooo:rsid="00084027" officeooo:paragraph-rsid="00084027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style:font-name="Times New Roman" fo:font-size="11pt" fo:language="en" fo:country="GB" style:text-underline-style="none" fo:font-weight="normal" officeooo:rsid="00093c3c" officeooo:paragraph-rsid="00093c3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text-properties style:font-name="Times New Roman" fo:font-size="11pt" fo:language="en" fo:country="GB" style:text-underline-style="none" fo:font-weight="normal" officeooo:rsid="000aff0f" officeooo:paragraph-rsid="000aff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text-properties style:font-name="Times New Roman" fo:font-size="11pt" fo:language="en" fo:country="GB" style:text-underline-style="none" fo:font-weight="normal" officeooo:rsid="000b4c91" officeooo:paragraph-rsid="000b4c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text-properties style:font-name="Times New Roman" fo:font-size="11pt" fo:language="en" fo:country="GB" style:text-underline-style="none" fo:font-weight="normal" officeooo:rsid="000d24da" officeooo:paragraph-rsid="000d24d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text-properties style:font-name="Times New Roman" fo:font-size="11pt" fo:language="en" fo:country="GB" style:text-underline-style="none" fo:font-weight="normal" officeooo:rsid="000dfcd5" officeooo:paragraph-rsid="000dfcd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56301" officeooo:paragraph-rsid="0005630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704a0" officeooo:paragraph-rsid="000704a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93c3c" officeooo:paragraph-rsid="00093c3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aff0f" officeooo:paragraph-rsid="000aff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aff0f" officeooo:paragraph-rsid="000b4c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d24da" officeooo:paragraph-rsid="000d24d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text-properties style:font-name="Times New Roman" fo:font-size="12pt" fo:language="en" fo:country="GB" style:text-underline-style="solid" style:text-underline-width="auto" style:text-underline-color="font-color" fo:font-weight="bold" officeooo:rsid="000dfcd5" officeooo:paragraph-rsid="000dfcd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text-properties style:font-name="Times New Roman" fo:font-size="11pt" fo:language="en" fo:country="GB" style:text-underline-style="none" fo:font-weight="normal" officeooo:rsid="00093c3c" officeooo:paragraph-rsid="00093c3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1" style:family="paragraph" style:parent-style-name="Standard">
      <style:text-properties style:font-name="Times New Roman" fo:font-size="11pt" fo:language="en" fo:country="GB" style:text-underline-style="none" fo:font-weight="normal" officeooo:rsid="000aff0f" officeooo:paragraph-rsid="000aff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2" style:family="paragraph" style:parent-style-name="Standard">
      <style:text-properties style:font-name="Times New Roman" fo:font-size="11pt" fo:language="en" fo:country="GB" style:text-underline-style="none" fo:font-weight="normal" officeooo:rsid="000aff0f" officeooo:paragraph-rsid="000b4c9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3" style:family="paragraph" style:parent-style-name="Standard">
      <style:text-properties style:font-name="Times New Roman" fo:font-size="11pt" fo:language="en" fo:country="GB" style:text-underline-style="none" fo:font-weight="normal" officeooo:rsid="000dfcd5" officeooo:paragraph-rsid="000dfcd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4" style:family="paragraph" style:parent-style-name="Standard">
      <style:text-properties style:font-name="Times New Roman" fo:font-size="11pt" fo:language="en" fo:country="GB" style:text-underline-style="none" fo:font-weight="normal" officeooo:rsid="000f010a" officeooo:paragraph-rsid="000f010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5" style:family="paragraph" style:parent-style-name="Standard">
      <style:text-properties style:font-name="Times New Roman" fo:font-size="11pt" fo:language="en" fo:country="GB" style:text-underline-style="solid" style:text-underline-width="auto" style:text-underline-color="font-color" fo:font-weight="normal" officeooo:rsid="000f010a" officeooo:paragraph-rsid="000f010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02fac3"/>
    </style:style>
    <style:style style:name="T2" style:family="text">
      <style:text-properties officeooo:rsid="00056301"/>
    </style:style>
    <style:style style:name="T3" style:family="text">
      <style:text-properties officeooo:rsid="000704a0"/>
    </style:style>
    <style:style style:name="T4" style:family="text">
      <style:text-properties officeooo:rsid="00084027"/>
    </style:style>
    <style:style style:name="T5" style:family="text">
      <style:text-properties officeooo:rsid="00093c3c"/>
    </style:style>
    <style:style style:name="T6" style:family="text">
      <style:text-properties style:text-underline-style="solid" style:text-underline-width="auto" style:text-underline-color="font-color" officeooo:rsid="00056301"/>
    </style:style>
    <style:style style:name="T7" style:family="text">
      <style:text-properties style:text-underline-style="solid" style:text-underline-width="auto" style:text-underline-color="font-color" officeooo:rsid="000704a0"/>
    </style:style>
    <style:style style:name="T8" style:family="text">
      <style:text-properties style:text-underline-style="solid" style:text-underline-width="auto" style:text-underline-color="font-color" officeooo:rsid="00084027"/>
    </style:style>
    <style:style style:name="T9" style:family="text">
      <style:text-properties style:text-underline-style="solid" style:text-underline-width="auto" style:text-underline-color="font-color" officeooo:rsid="00093c3c"/>
    </style:style>
    <style:style style:name="T10" style:family="text">
      <style:text-properties style:text-underline-style="solid" style:text-underline-width="auto" style:text-underline-color="font-color" officeooo:rsid="000b4c91"/>
    </style:style>
    <style:style style:name="T11" style:family="text">
      <style:text-properties style:text-underline-style="solid" style:text-underline-width="auto" style:text-underline-color="font-color" officeooo:rsid="000ce273"/>
    </style:style>
    <style:style style:name="T12" style:family="text">
      <style:text-properties officeooo:rsid="000b4c91"/>
    </style:style>
    <style:style style:name="T13" style:family="text">
      <style:text-properties officeooo:rsid="000ce273"/>
    </style:style>
    <style:style style:name="T14" style:family="text">
      <style:text-properties officeooo:rsid="000dfc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rays</text:span>:</text:p>
      <text:p text:style-name="P3"/>
      <text:p text:style-name="P4">– Arrays are a list of objects. They can contain a variety of variables, such as numbers, strings and boolean.</text:p>
      <text:p text:style-name="P12">The syntax <text:span text:style-name="T3">for creating an array </text:span>is:</text:p>
      <text:p text:style-name="P12"/>
      <text:p text:style-name="P12">let myArray = [1,2,3];</text:p>
      <text:p text:style-name="P12">console.log(myArray);</text:p>
      <text:p text:style-name="P12"/>
      <text:p text:style-name="P23">Output:</text:p>
      <text:p text:style-name="P23"/>
      <text:p text:style-name="P12">1,2,3</text:p>
      <text:p text:style-name="P12"/>
      <text:p text:style-name="P5">– <text:span text:style-name="T2">Items can be </text:span><text:span text:style-name="T6">assessed</text:span><text:span text:style-name="T2"> within an array. The syntax for this is:</text:span></text:p>
      <text:p text:style-name="P5"/>
      <text:p text:style-name="P13">let myArray = [1,2,3];</text:p>
      <text:p text:style-name="P14">console.log(myArray[0]);</text:p>
      <text:p text:style-name="P14"/>
      <text:p text:style-name="P24">Output:</text:p>
      <text:p text:style-name="P14"/>
      <text:p text:style-name="P14">1</text:p>
      <text:p text:style-name="P3"/>
      <text:p text:style-name="P6">– <text:span text:style-name="T3">Similar to Java, JavaScript contains functionality to print the </text:span><text:span text:style-name="T7">length</text:span><text:span text:style-name="T3"> of an array. The syntax for this is:</text:span></text:p>
      <text:p text:style-name="P6"/>
      <text:p text:style-name="P14">let myArray = [1,2,3];</text:p>
      <text:p text:style-name="P14">console.log(myArray.length);</text:p>
      <text:p text:style-name="P14"/>
      <text:p text:style-name="P24">Output:</text:p>
      <text:p text:style-name="P14"/>
      <text:p text:style-name="P14">3</text:p>
      <text:p text:style-name="P14"/>
      <text:p text:style-name="P7">– <text:span text:style-name="T4">Items can be </text:span><text:span text:style-name="T8">changed</text:span><text:span text:style-name="T4"> within an array. The syntax for this is:</text:span></text:p>
      <text:p text:style-name="P7"/>
      <text:p text:style-name="P15">let myArray = [1,2,3];</text:p>
      <text:p text:style-name="P15">console.log(myArray);</text:p>
      <text:p text:style-name="P15"/>
      <text:p text:style-name="P17">myArray[2] = 4;</text:p>
      <text:p text:style-name="P17">console.log(myArray);</text:p>
      <text:p text:style-name="P17"/>
      <text:p text:style-name="P25">Output:</text:p>
      <text:p text:style-name="P25"/>
      <text:p text:style-name="P18">1,2,3</text:p>
      <text:p text:style-name="P18"/>
      <text:p text:style-name="P18">1,2,4</text:p>
      <text:p text:style-name="P18"/>
      <text:p text:style-name="P8">– <text:span text:style-name="T5">The '</text:span><text:span text:style-name="T9">push' function can be used to add an item to the end of an array</text:span><text:span text:style-name="T5">. The syntax for this is:</text:span></text:p>
      <text:p text:style-name="P8"/>
      <text:p text:style-name="P16">let myArray = [1,2,3];</text:p>
      <text:p text:style-name="P18">console.log(myArray);</text:p>
      <text:p text:style-name="P18"/>
      <text:p text:style-name="P18">myArray.push(4,5);</text:p>
      <text:p text:style-name="P18">console.log(myArray);</text:p>
      <text:p text:style-name="P18"/>
      <text:p text:style-name="P25">Output:</text:p>
      <text:p text:style-name="P18"/>
      <text:p text:style-name="P18">1,2,3</text:p>
      <text:p text:style-name="P18"/>
      <text:p text:style-name="P18">1,2,3,4,5</text:p>
      <text:p text:style-name="P10"><text:soft-page-break/>– <text:span text:style-name="T13">The </text:span><text:span text:style-name="T11">'unshift' function is similar to the 'push' function, but it adds to the beginning of an array</text:span><text:span text:style-name="T13">. The syntax is:</text:span></text:p>
      <text:p text:style-name="P8"/>
      <text:p text:style-name="P21">let myArray = [3,4,5];</text:p>
      <text:p text:style-name="P21">console.log(myArray);</text:p>
      <text:p text:style-name="P21"/>
      <text:p text:style-name="P21">myArray.unshift(1,2);</text:p>
      <text:p text:style-name="P21">console.log(myArray);</text:p>
      <text:p text:style-name="P21"/>
      <text:p text:style-name="P28">Output:</text:p>
      <text:p text:style-name="P28"/>
      <text:p text:style-name="P21">3,4,5</text:p>
      <text:p text:style-name="P21">1,2,3,4,5</text:p>
      <text:p text:style-name="P8"/>
      <text:p text:style-name="P8">– <text:span text:style-name="T5">The </text:span><text:span text:style-name="T9">'pop' function removes the last item from an array and returns it</text:span><text:span text:style-name="T5">. This can then be printed by assigning the value to a variable. The syntax for this is:</text:span></text:p>
      <text:p text:style-name="P8"/>
      <text:p text:style-name="P19">let myArray = [1,2,3,4]</text:p>
      <text:p text:style-name="P19">let lastItem = myArray.pop();</text:p>
      <text:p text:style-name="P19"/>
      <text:p text:style-name="P19">console.log(myArray);</text:p>
      <text:p text:style-name="P19">console.log(lastItem);</text:p>
      <text:p text:style-name="P19"/>
      <text:p text:style-name="P26">Output:</text:p>
      <text:p text:style-name="P19"/>
      <text:p text:style-name="P19">1,2,3</text:p>
      <text:p text:style-name="P19">4</text:p>
      <text:p text:style-name="P19"/>
      <text:p text:style-name="P9">– <text:span text:style-name="T12">The </text:span><text:span text:style-name="T10">'shift' function is similar to the 'pop' function, but it removes from the beginning of an array</text:span><text:span text:style-name="T12">. The syntax is:</text:span></text:p>
      <text:p text:style-name="P9"/>
      <text:p text:style-name="P20">let myArray = [1,2,3,4];</text:p>
      <text:p text:style-name="P20">let firstItem = myArray.shift();</text:p>
      <text:p text:style-name="P20"/>
      <text:p text:style-name="P20">console.log(firstItem);</text:p>
      <text:p text:style-name="P20">console.log(myArray);</text:p>
      <text:p text:style-name="P20"/>
      <text:p text:style-name="P27">Output:</text:p>
      <text:p text:style-name="P32"/>
      <text:p text:style-name="P32">1</text:p>
      <text:p text:style-name="P32">2,3,4</text:p>
      <text:p text:style-name="P9"/>
      <text:p text:style-name="P2">Code Examples:</text:p>
      <text:p text:style-name="P2"/>
      <text:p text:style-name="P29">Basic Array Functions:</text:p>
      <text:p text:style-name="P29"/>
      <text:p text:style-name="P22">let myArray = [11,44,99,101,155,224];</text:p>
      <text:p text:style-name="P22">console.log('The values in this array are: ' + myArray);</text:p>
      <text:p text:style-name="P22">console.log('This array contains ' + myArray.length + ' numbers.');</text:p>
      <text:p text:style-name="P22">console.log('The first position in this array is: ' + myArray[0])</text:p>
      <text:p text:style-name="P22">console.log('The last position in this array is: ' + myArray[5])</text:p>
      <text:p text:style-name="P22">console.log('---');</text:p>
      <text:p text:style-name="P22">console.log('This array will now be modified.');</text:p>
      <text:p text:style-name="P22">console.log('---');</text:p>
      <text:p text:style-name="P22">myArray.unshift(7,9);</text:p>
      <text:p text:style-name="P22">myArray.push(256, 512);</text:p>
      <text:p text:style-name="P22"><text:soft-page-break/>console.log('Values have been added to the array.');</text:p>
      <text:p text:style-name="P22">console.log('The values in this array are now: ' + myArray);</text:p>
      <text:p text:style-name="P22">console.log('This array now contains ' + myArray.length + ' numbers.');</text:p>
      <text:p text:style-name="P22">console.log('---');</text:p>
      <text:p text:style-name="P22">console.log('This array will now be modified again.');</text:p>
      <text:p text:style-name="P22">console.log('---');</text:p>
      <text:p text:style-name="P22">let lastItem = myArray.pop();</text:p>
      <text:p text:style-name="P22">let firstItem = myArray.shift();</text:p>
      <text:p text:style-name="P22">console.log('The first and last values in this array have been removed.');</text:p>
      <text:p text:style-name="P22">console.log('The values in this array are now: ' + myArray);</text:p>
      <text:p text:style-name="P22">console.log('This array now contains ' + myArray.length + ' numbers.');</text:p>
      <text:p text:style-name="P22">console.log('The values removed from this array are ' + firstItem + ' and ' + lastItem);</text:p>
      <text:p text:style-name="P22"/>
      <text:p text:style-name="P35">Output:</text:p>
      <text:p text:style-name="P34"/>
      <text:p text:style-name="P34">The values in this array are: 11,44,99,101,155,224</text:p>
      <text:p text:style-name="P34">This array contains 6 numbers.</text:p>
      <text:p text:style-name="P34">The first position in this array is: 11</text:p>
      <text:p text:style-name="P34">The last position in this array is: 224</text:p>
      <text:p text:style-name="P34">---</text:p>
      <text:p text:style-name="P34">This array will now be modified.</text:p>
      <text:p text:style-name="P34">---</text:p>
      <text:p text:style-name="P34">Values have been added to the array.</text:p>
      <text:p text:style-name="P34">The values in this array are now: 7,9,11,44,99,101,155,224,256,512</text:p>
      <text:p text:style-name="P34">This array now contains 10 numbers.</text:p>
      <text:p text:style-name="P34">---</text:p>
      <text:p text:style-name="P34">This array will now be modified again.</text:p>
      <text:p text:style-name="P34">---</text:p>
      <text:p text:style-name="P34">The first and last values in this array have been removed.</text:p>
      <text:p text:style-name="P34">The values in this array are now: 9,11,44,99,101,155,224,256</text:p>
      <text:p text:style-name="P34">This array now contains 8 numbers.</text:p>
      <text:p text:style-name="P34">The values removed from this array are 7 and 512</text:p>
      <text:p text:style-name="P29"/>
      <text:p text:style-name="P29">Explanation:</text:p>
      <text:p text:style-name="P29"/>
      <text:p text:style-name="P11">– <text:span text:style-name="T14">No in-depth explanation needed. Applies the basic array functions to an array and prints the resul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4M15S</meta:editing-duration>
    <meta:editing-cycles>14</meta:editing-cycles>
    <meta:generator>LibreOffice/5.0.4.2$Windows_x86 LibreOffice_project/2b9802c1994aa0b7dc6079e128979269cf95bc78</meta:generator>
    <dc:date>2022-07-08T13:15:01.282000000</dc:date>
    <meta:document-statistic meta:table-count="0" meta:image-count="0" meta:object-count="0" meta:page-count="3" meta:paragraph-count="101" meta:word-count="513" meta:character-count="3354" meta:non-whitespace-character-count="2937"/>
    <meta:user-defined meta:name="Info 1"/>
    <meta:user-defined meta:name="Info 2"/>
    <meta:user-defined meta:name="Info 3"/>
    <meta:user-defined meta:name="Info 4"/>
  </office:meta>
</office:document-meta>
</file>